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2" style:family="table">
      <style:table-properties style:width="17.965cm" fo:margin-left="0.016cm" table:align="left"/>
    </style:style>
    <style:style style:name="Table2.A" style:family="table-column">
      <style:table-column-properties style:column-width="3.004cm"/>
    </style:style>
    <style:style style:name="Table2.B" style:family="table-column">
      <style:table-column-properties style:column-width="2.944cm"/>
    </style:style>
    <style:style style:name="Table2.C" style:family="table-column">
      <style:table-column-properties style:column-width="1.238cm"/>
    </style:style>
    <style:style style:name="Table2.D" style:family="table-column">
      <style:table-column-properties style:column-width="1.766cm"/>
    </style:style>
    <style:style style:name="Table2.E" style:family="table-column">
      <style:table-column-properties style:column-width="0.093cm"/>
    </style:style>
    <style:style style:name="Table2.F" style:family="table-column">
      <style:table-column-properties style:column-width="0.651cm"/>
    </style:style>
    <style:style style:name="Table2.G" style:family="table-column">
      <style:table-column-properties style:column-width="2.261cm"/>
    </style:style>
    <style:style style:name="Table2.H" style:family="table-column">
      <style:table-column-properties style:column-width="0.774cm"/>
    </style:style>
    <style:style style:name="Table2.I" style:family="table-column">
      <style:table-column-properties style:column-width="2.23cm"/>
    </style:style>
    <style:style style:name="Table2.J" style:family="table-column">
      <style:table-column-properties style:column-width="0.247cm"/>
    </style:style>
    <style:style style:name="Table2.K" style:family="table-column">
      <style:table-column-properties style:column-width="2.757cm"/>
    </style:style>
    <style:style style:name="Table2.1" style:family="table-row">
      <style:table-row-properties style:min-row-height="0.88cm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D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G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77cm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D2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2.G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I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2cm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none" fo:border-top="0.25pt solid #000000" fo:border-bottom="2.25pt solid #000000" style:writing-mode="lr-tb"/>
    </style:style>
    <style:style style:name="Table2.I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5" style:family="table-row">
      <style:table-row-properties style:min-row-height="0.757cm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2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25pt solid #000000" style:writing-mode="lr-tb"/>
    </style:style>
    <style:style style:name="Table2.F5" style:family="table-cell">
      <style:table-cell-properties style:vertical-align="middle"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5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2cm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47cm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238cm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7cm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C9" style:family="table-cell">
      <style:table-cell-properties fo:padding-left="0.049cm" fo:padding-right="0.049cm" fo:padding-top="0cm" fo:padding-bottom="0cm" fo:border="0.5pt solid #000000" style:writing-mode="lr-tb"/>
    </style:style>
    <style:style style:name="Table2.E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A10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0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0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1" style:family="table-row">
      <style:table-row-properties style:min-row-height="1.27cm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.12" style:family="table-row">
      <style:table-row-properties style:row-height="1cm"/>
    </style:style>
    <style:style style:name="Table2.A12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13" style:family="table-row">
      <style:table-row-properties style:min-row-height="1.552cm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min-row-height="0.713cm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9" style:family="table-row">
      <style:table-row-properties style:min-row-height="1.653cm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2" style:family="paragraph" style:parent-style-name="內文">
      <style:paragraph-properties fo:line-height="0.917cm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4" style:family="paragraph" style:parent-style-name="內文">
      <style:paragraph-properties fo:line-height="0.847cm" fo:text-align="justify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6" style:family="paragraph" style:parent-style-name="內文">
      <style:paragraph-properties fo:line-height="0.776cm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7" style:family="paragraph" style:parent-style-name="內文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8" style:family="paragraph" style:parent-style-name="內文">
      <style:paragraph-properties fo:line-height="0.917cm" fo:text-align="center" style:justify-single-word="false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9" style:family="paragraph" style:parent-style-name="內文">
      <style:paragraph-properties fo:orphans="2" fo:widows="2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10" style:family="paragraph" style:parent-style-name="內文">
      <style:paragraph-properties fo:line-height="0.776cm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11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2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3" style:family="paragraph" style:parent-style-name="內文">
      <style:paragraph-properties fo:orphans="2" fo:widows="2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4" style:family="paragraph" style:parent-style-name="內文"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5" style:family="paragraph" style:parent-style-name="內文">
      <style:paragraph-properties fo:line-height="0.917cm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6" style:family="paragraph" style:parent-style-name="內文">
      <style:paragraph-properties fo:line-height="0.494cm" fo:text-align="center" style:justify-single-word="false"/>
      <style:text-properties style:font-name="華康中黑體" fo:font-size="13pt" fo:font-weight="bold" style:font-name-asian="華康中黑體" style:font-size-asian="13pt" style:font-weight-asian="bold" style:font-size-complex="13pt"/>
    </style:style>
    <style:style style:name="P17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黑體" fo:font-weight="bold" style:font-name-asian="華康中黑體" style:font-weight-asian="bold" style:font-size-complex="12pt"/>
    </style:style>
    <style:style style:name="P18" style:family="paragraph" style:parent-style-name="內文">
      <style:paragraph-properties fo:orphans="2" fo:widows="2"/>
      <style:text-properties style:font-name="華康中黑體" fo:font-weight="bold" style:font-name-asian="華康中黑體" style:font-weight-asian="bold" style:font-size-complex="12pt"/>
    </style:style>
    <style:style style:name="P19" style:family="paragraph" style:parent-style-name="內文">
      <style:text-properties style:font-name="華康中黑體" fo:font-weight="bold" style:font-name-asian="華康中黑體" style:font-weight-asian="bold" style:font-size-complex="12pt"/>
    </style:style>
    <style:style style:name="P20" style:family="paragraph" style:parent-style-name="內文">
      <style:paragraph-properties fo:margin-left="0cm" fo:margin-right="0cm" fo:line-height="0.564cm" fo:text-indent="0.229cm" style:auto-text-indent="false"/>
      <style:text-properties fo:font-size="13pt" style:font-name-asian="華康中黑體" style:font-size-asian="13pt" style:font-size-complex="13pt"/>
    </style:style>
    <style:style style:name="P21" style:family="paragraph" style:parent-style-name="內文">
      <style:paragraph-properties fo:line-height="0.917cm" fo:text-align="center" style:justify-single-word="false"/>
    </style:style>
    <style:style style:name="P22" style:family="paragraph" style:parent-style-name="內文">
      <style:paragraph-properties fo:line-height="0.494cm" fo:text-align="center" style:justify-single-word="false"/>
    </style:style>
    <style:style style:name="P23" style:family="paragraph" style:parent-style-name="內文">
      <style:paragraph-properties fo:line-height="0.917cm"/>
    </style:style>
    <style:style style:name="P24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 style:snap-to-layout-grid="false"/>
      <style:text-properties officeooo:paragraph-rsid="000418eb"/>
    </style:style>
    <style:style style:name="P25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indent="0.247cm" style:auto-text-indent="false" style:vertical-align="middle" style:snap-to-layout-grid="false"/>
      <style:text-properties style:font-name="華康中黑體" fo:font-size="14pt" officeooo:paragraph-rsid="000418eb" style:font-name-asian="華康中黑體" style:font-size-asian="14pt" style:font-size-complex="14pt"/>
    </style:style>
    <style:style style:name="P26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 style:snap-to-layout-grid="false"/>
      <style:text-properties fo:font-size="13pt" officeooo:paragraph-rsid="000418eb" style:font-name-asian="華康中黑體" style:font-size-asian="13pt" style:font-size-complex="13pt"/>
    </style:style>
    <style:style style:name="P27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418eb"/>
    </style:style>
    <style:style style:name="P28" style:family="paragraph" style:parent-style-name="內文">
      <style:paragraph-properties fo:margin-left="0cm" fo:margin-right="0cm" fo:line-height="0.564cm" fo:text-indent="0cm" style:auto-text-indent="false" fo:break-before="page"/>
    </style:style>
    <style:style style:name="P29" style:family="paragraph" style:parent-style-name="內文" style:master-page-name="MP0">
      <loext:graphic-properties draw:fill-gradient-name="gradient" draw:fill-hatch-name="hatch"/>
      <style:paragraph-properties style:page-number="auto" fo:break-before="auto" fo:break-after="auto">
        <style:tab-stops/>
      </style:paragraph-properties>
    </style:style>
    <style:style style:name="P30" style:family="paragraph">
      <loext:graphic-properties draw:fill="solid" draw:fill-color="#ff0000" draw:opacity="100%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T3" style:family="text">
      <style:text-properties style:font-name="華康中黑體" fo:font-size="22pt" fo:font-weight="bold" style:font-name-asian="華康中黑體" style:font-size-asian="22pt" style:font-weight-asian="bold" style:font-size-complex="22pt"/>
    </style:style>
    <style:style style:name="T4" style:family="text">
      <style:text-properties style:font-name="華康中黑體" fo:font-size="18pt" fo:font-weight="bold" style:font-name-asian="華康中黑體" style:font-size-asian="18pt" style:font-weight-asian="bold" style:font-size-complex="18pt"/>
    </style:style>
    <style:style style:name="T5" style:family="text">
      <style:text-properties style:font-name="華康中黑體" fo:font-size="16pt" fo:font-weight="bold" style:font-name-asian="華康中黑體" style:font-size-asian="16pt" style:font-weight-asian="bold" style:font-size-complex="16pt"/>
    </style:style>
    <style:style style:name="T6" style:family="text">
      <style:text-properties style:font-name="華康中黑體" fo:font-weight="bold" style:font-name-asian="華康中黑體" style:font-weight-asian="bold" style:font-size-complex="18pt"/>
    </style:style>
    <style:style style:name="T7" style:family="text">
      <style:text-properties style:font-name="華康中黑體" fo:font-weight="bold" style:font-name-asian="華康中黑體" style:font-weight-asian="bold" style:font-size-complex="16pt"/>
    </style:style>
    <style:style style:name="T8" style:family="text">
      <style:text-properties style:font-name="華康中黑體" fo:font-size="6pt" fo:font-weight="bold" style:font-name-asian="華康中黑體" style:font-size-asian="6pt" style:font-weight-asian="bold" style:font-size-complex="18pt"/>
    </style:style>
    <style:style style:name="T9" style:family="text">
      <style:text-properties style:font-name="華康中黑體" fo:font-size="6pt" fo:font-weight="bold" style:font-name-asian="華康中黑體" style:font-size-asian="6pt" style:font-weight-asian="bold" style:font-size-complex="16pt"/>
    </style:style>
    <style:style style:name="T10" style:family="text">
      <style:text-properties fo:font-size="14pt" style:font-name-asian="華康中黑體" style:font-size-asian="14pt" style:font-size-complex="14pt"/>
    </style:style>
    <style:style style:name="T11" style:family="text">
      <style:text-properties fo:color="#ff0000" loext:opacity="100%" style:font-name="華康中圓體(P)" fo:font-size="10pt" fo:font-weight="bold" style:font-name-asian="華康中圓體(P)" style:font-size-asian="10pt" style:font-weight-asian="bold" style:font-size-complex="10pt"/>
    </style:style>
    <style:style style:name="T12" style:family="text">
      <style:text-properties style:font-name-asian="黑體-繁"/>
    </style:style>
    <style:style style:name="T13" style:family="text"/>
    <style:style style:name="gr1" style:family="graphic">
      <style:graphic-properties draw:stroke="solid" svg:stroke-width="0.071cm" svg:stroke-color="#ff0000" svg:stroke-opacity="100%" svg:stroke-linecap="butt" draw:fill="solid" draw:fill-color="#ff0000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預設段落字型"><text:span text:style-name="T8"/>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rows-spanned="3" office:value-type="string">
            <text:p text:style-name="P24"><text:span text:style-name="預設段落字型"><text:span text:style-name="T3">品質異常處理單</text:span></text:span></text:p>
            <text:p text:style-name="P24"><text:span text:style-name="預設段落字型"><text:span text:style-name="T5">供應商/委外商</text:span></text:span></text:p>
          </table:table-cell>
          <table:table-cell table:style-name="Table3.B1" office:value-type="string">
            <text:p text:style-name="P25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6">TEL：03-475-7712 <text:s text:c="3"/>FAX：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7"><text:span text:style-name="預設段落字型"><text:span text:style-name="T1"><text:s/></text:span></text:span><text:span text:style-name="預設段落字型"><text:span text:style-name="T10">E-mail : jinhong.mach@msa.hinet.net</text:span></text:span></text:p>
          </table:table-cell>
        </table:table-row>
      </table:table>
      <text:p text:style-name="內文"><text:span text:style-name="預設段落字型"><text:span text:style-name="T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2" office:value-type="string">
            <text:p text:style-name="P8">系統產生</text:p>
          </table:table-cell>
          <table:covered-table-cell/>
          <table:table-cell table:style-name="Table2.D1" table:number-columns-spanned="3" office:value-type="string">
            <text:p text:style-name="P1">異常日期</text:p>
          </table:table-cell>
          <table:covered-table-cell/>
          <table:covered-table-cell/>
          <table:table-cell table:style-name="Table2.G1" table:number-columns-spanned="2" office:value-type="string">
            <text:p text:style-name="P2"><text:s text:c="3"/></text:p>
          </table:table-cell>
          <table:covered-table-cell/>
          <table:table-cell table:style-name="Table2.I1" table:number-columns-spanned="2" office:value-type="string">
            <text:p text:style-name="P1">重要等級</text:p>
          </table:table-cell>
          <table:covered-table-cell/>
          <table:table-cell table:style-name="Table2.K1" office:value-type="string">
            <text:p text:style-name="P23"><draw:custom-shape text:anchor-type="paragraph" draw:z-index="1" draw:name="五角星形 2" draw:style-name="gr1" draw:text-style-name="P30" svg:width="0.438cm" svg:height="0.415cm" svg:x="1.316cm" svg:y="0.233cm"><text:p/><draw:enhanced-geometry svg:viewBox="0 0 21600 21600" draw:path-stretchpoint-x="21600" draw:path-stretchpoint-y="21600" draw:text-areas="?f61 ?f65 ?f64 ?f67" draw:glue-points="?f35 ?f39 ?f36 ?f40 ?f37 ?f40 ?f38 ?f39" draw:type="non-primitive" draw:modifiers="19098 0 0" draw:enhanced-path="M ?f35 ?f39 L ?f62 ?f65 ?f11 ?f4 ?f63 ?f65 ?f38 ?f39 ?f64 ?f66 ?f37 ?f40 ?f11 ?f67 ?f36 ?f40 ?f61 ?f6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text:anchor-type="paragraph" draw:z-index="0" draw:name="五角星形 1" draw:style-name="gr1" draw:text-style-name="P30" svg:width="0.466cm" svg:height="0.415cm" svg:x="0.538cm" svg:y="0.233cm"><text:p/><draw:enhanced-geometry svg:viewBox="0 0 21600 21600" draw:path-stretchpoint-x="21600" draw:path-stretchpoint-y="21600" draw:text-areas="?f61 ?f65 ?f64 ?f67" draw:glue-points="?f35 ?f39 ?f36 ?f40 ?f37 ?f40 ?f38 ?f39" draw:type="non-primitive" draw:modifiers="19098 0 0" draw:enhanced-path="M ?f35 ?f39 L ?f62 ?f65 ?f11 ?f4 ?f63 ?f65 ?f38 ?f39 ?f64 ?f66 ?f37 ?f40 ?f11 ?f67 ?f36 ?f40 ?f61 ?f6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text:span text:style-name="預設段落字型"/></text:p>
          </table:table-cell>
        </table:table-row>
        <table:table-row table:style-name="Table2.2">
          <table:table-cell table:style-name="Table2.A2" office:value-type="string">
            <text:p text:style-name="P1">異常類別</text:p>
          </table:table-cell>
          <table:table-cell table:style-name="Table2.B2" table:number-columns-spanned="2" office:value-type="string">
            <text:p text:style-name="P21"><text:span text:style-name="預設段落字型"><text:span text:style-name="T11">可選：抱怨or 爭議</text:span></text:span></text:p>
          </table:table-cell>
          <table:covered-table-cell/>
          <table:table-cell table:style-name="Table2.D2" table:number-columns-spanned="3" office:value-type="string">
            <text:p text:style-name="P1">聯絡方式</text:p>
          </table:table-cell>
          <table:covered-table-cell/>
          <table:covered-table-cell/>
          <table:table-cell table:style-name="Table2.G2" table:number-columns-spanned="2" office:value-type="string">
            <text:p text:style-name="P21"><text:span text:style-name="預設段落字型"><text:span text:style-name="T11">口頭 or 書信</text:span></text:span></text:p>
          </table:table-cell>
          <table:covered-table-cell/>
          <table:table-cell table:style-name="Table2.I2" table:number-columns-spanned="2" office:value-type="string">
            <text:p text:style-name="P1">書信頁數</text:p>
          </table:table-cell>
          <table:covered-table-cell/>
          <table:table-cell table:style-name="Table2.K2" office:value-type="string">
            <text:p text:style-name="P2"/>
          </table:table-cell>
        </table:table-row>
        <table:table-row table:style-name="Table2.3">
          <table:table-cell table:style-name="Table2.A3" office:value-type="string">
            <text:p text:style-name="P1">概 <text:s text:c="3"/>述</text:p>
          </table:table-cell>
          <table:table-cell table:style-name="Table2.B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3" table:number-columns-spanned="2" office:value-type="string">
            <text:p text:style-name="P1">回覆期限</text:p>
          </table:table-cell>
          <table:covered-table-cell/>
          <table:table-cell table:style-name="Table2.K3" office:value-type="string">
            <text:p text:style-name="P2"/>
          </table:table-cell>
        </table:table-row>
        <table:table-row table:style-name="Table2.4">
          <table:table-cell table:style-name="Table2.A4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供應/委外商</text:p>
          </table:table-cell>
          <table:table-cell table:style-name="Table2.B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2.F5" table:number-columns-spanned="3" office:value-type="string">
            <text:p text:style-name="P1">聯絡人員&amp;分機</text:p>
          </table:table-cell>
          <table:covered-table-cell/>
          <table:covered-table-cell/>
          <table:table-cell table:style-name="Table2.I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1">產品名稱</text:p>
          </table:table-cell>
          <table:table-cell table:style-name="Table2.B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1">材質規格</text:p>
          </table:table-cell>
          <table:table-cell table:style-name="Table2.B7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1"/>
            <text:p text:style-name="P3">異常內容</text:p>
            <text:p text:style-name="P12"/>
          </table:table-cell>
          <table:table-cell table:style-name="Table2.B8" table:number-columns-spanned="10" office:value-type="string">
            <text:p text:style-name="P13"/>
            <text:p text:style-name="P13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異常數量</text:p>
          </table:table-cell>
          <table:table-cell table:style-name="Table2.B9" office:value-type="string">
            <text:p text:style-name="P15"/>
          </table:table-cell>
          <table:table-cell table:style-name="Table2.C9" table:number-columns-spanned="2" office:value-type="string">
            <text:p text:style-name="P1">處理方式</text:p>
          </table:table-cell>
          <table:covered-table-cell/>
          <table:table-cell table:style-name="Table2.E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2"><text:span text:style-name="預設段落字型"><text:span text:style-name="T2">結案日期</text:span></text:span></text:p>
          </table:table-cell>
          <table:covered-table-cell/>
          <table:table-cell table:style-name="Table2.C10" table:number-columns-spanned="2" office:value-type="string">
            <text:p text:style-name="P16">審核</text:p>
          </table:table-cell>
          <table:covered-table-cell/>
          <table:table-cell table:style-name="Table2.C10" table:number-columns-spanned="3" office:value-type="string">
            <text:p text:style-name="P16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6">複核</text:p>
          </table:table-cell>
          <table:covered-table-cell/>
          <table:table-cell table:style-name="Table2.J10" table:number-columns-spanned="2" office:value-type="string">
            <text:p text:style-name="P16">經辦</text:p>
          </table:table-cell>
          <table:covered-table-cell/>
        </table:table-row>
        <table:table-row table:style-name="Table2.11">
          <table:table-cell table:style-name="Table2.A11" table:number-columns-spanned="2" office:value-type="string">
            <text:p text:style-name="P17"/>
            <text:p text:style-name="P17"/>
            <text:p text:style-name="P17"/>
          </table:table-cell>
          <table:covered-table-cell/>
          <table:table-cell table:style-name="Table2.C11" table:number-columns-spanned="2" office:value-type="string">
            <text:p text:style-name="P18"/>
            <text:p text:style-name="P18"/>
            <text:p text:style-name="P19"/>
          </table:table-cell>
          <table:covered-table-cell/>
          <table:table-cell table:style-name="Table2.E11" table:number-columns-spanned="3" office:value-type="string">
            <text:p text:style-name="P17"/>
          </table:table-cell>
          <table:covered-table-cell/>
          <table:covered-table-cell/>
          <table:table-cell table:style-name="Table2.H11" table:number-columns-spanned="2" office:value-type="string">
            <text:p text:style-name="P17"/>
          </table:table-cell>
          <table:covered-table-cell/>
          <table:table-cell table:style-name="Table2.J11" table:number-columns-spanned="2" office:value-type="string">
            <text:p text:style-name="P17"/>
          </table:table-cell>
          <table:covered-table-cell/>
        </table:table-row>
        <table:table-row table:style-name="Table2.12">
          <table:table-cell table:style-name="Table2.A12" table:number-columns-spanned="11" office:value-type="string">
            <text:p text:style-name="P4">請供應商/委外商 填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office:value-type="string">
            <text:p text:style-name="P5">原因分析</text:p>
          </table:table-cell>
          <table:table-cell table:style-name="Table2.B13" table:number-columns-spanned="10" office:value-type="string">
            <text:p text:style-name="P9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對策</text:p>
          </table:table-cell>
          <table:table-cell table:style-name="Table2.B14" table:number-columns-spanned="10" office:value-type="string">
            <text:p text:style-name="P9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結果</text:p>
          </table:table-cell>
          <table:table-cell table:style-name="Table2.B15" table:number-columns-spanned="10" office:value-type="string">
            <text:p text:style-name="P9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主管說明</text:p>
          </table:table-cell>
          <table:table-cell table:style-name="Table2.B16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1">備 <text:s text:c="3"/>註</text:p>
          </table:table-cell>
          <table:table-cell table:style-name="Table2.B17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2"><text:span text:style-name="預設段落字型"><text:span text:style-name="T2">回覆日期</text:span></text:span></text:p>
          </table:table-cell>
          <table:covered-table-cell/>
          <table:table-cell table:style-name="Table2.C10" table:number-columns-spanned="2" office:value-type="string">
            <text:p text:style-name="P16">審核</text:p>
          </table:table-cell>
          <table:covered-table-cell/>
          <table:table-cell table:style-name="Table2.C10" table:number-columns-spanned="3" office:value-type="string">
            <text:p text:style-name="P16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6">複核</text:p>
          </table:table-cell>
          <table:covered-table-cell/>
          <table:table-cell table:style-name="Table2.J10" table:number-columns-spanned="2" office:value-type="string">
            <text:p text:style-name="P16">經辦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7"/>
            <text:p text:style-name="P17"/>
            <text:p text:style-name="P17"/>
          </table:table-cell>
          <table:covered-table-cell/>
          <table:table-cell table:style-name="Table2.C19" table:number-columns-spanned="2" office:value-type="string">
            <text:p text:style-name="P18"/>
            <text:p text:style-name="P18"/>
            <text:p text:style-name="P19"/>
          </table:table-cell>
          <table:covered-table-cell/>
          <table:table-cell table:style-name="Table2.E19" table:number-columns-spanned="3" office:value-type="string">
            <text:p text:style-name="P17"/>
          </table:table-cell>
          <table:covered-table-cell/>
          <table:covered-table-cell/>
          <table:table-cell table:style-name="Table2.H19" table:number-columns-spanned="2" office:value-type="string">
            <text:p text:style-name="P17"/>
          </table:table-cell>
          <table:covered-table-cell/>
          <table:table-cell table:style-name="Table2.J19" table:number-columns-spanned="2" office:value-type="string">
            <text:p text:style-name="P17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54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X86_64 LibreOffice_project/5b1f5509c2decdade7fda905e3e1429a67acd63d</meta:generator>
    <meta:initial-creator>Administrator</meta:initial-creator>
    <meta:creation-date>2023-04-07T08:49:00Z</meta:creation-date>
    <dc:date>2023-04-07T20:06:55.684205416</dc:date>
    <meta:print-date>2023-03-28T02:10:00Z</meta:print-date>
    <meta:editing-cycles>3</meta:editing-cycles>
    <meta:editing-duration>PT9M14S</meta:editing-duration>
    <meta:document-statistic meta:table-count="2" meta:image-count="0" meta:object-count="0" meta:page-count="1" meta:paragraph-count="40" meta:word-count="166" meta:character-count="253" meta:non-whitespace-character-count="222"/>
    <meta:template xlink:type="simple" xlink:actuate="onRequest" xlink:title="" xlink:href="Normal.dotm"/>
  </office:meta>
</office:document-meta>
</file>